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left="0in" fo:margin-right="0in" fo:margin-top="0in" fo:margin-bottom="0.1965in" style:contextual-spacing="false" fo:orphans="2" fo:widows="2" fo:text-indent="0in" style:auto-text-indent="false"/>
      <style:text-properties fo:font-variant="normal" fo:text-transform="none" fo:color="#000000" loext:opacity="100%" fo:letter-spacing="normal" fo:font-style="normal" fo:font-weight="normal" officeooo:paragraph-rsid="00175ed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What did David Foster Wallace say about Thomas Pynchon in his 1993 essay for the Review of Contemporary Fiction?" </text:p>
      <text:p text:style-name="P1">{"anchored_response":"In his 1993 essay for the Review of Contemporary Fiction, David Foster Wallace discusses Thomas Pynchon's work with great admiration. Wallace regards Pynchon as a preeminent figure in postmodern literature, praising his ability to blend complex narratives with deep intellectual insight and intricate detail. Wallace highlights Pynchon's skill in addressing profound themes such as paranoia, the intersection of technology and human life, and the complexities of modern existence, all while maintaining a sense of humor and playfulness in his writing. Wallace's essay reflects both a deep respect for Pynchon's literary genius and an acknowledgment of his significant influence on contemporary fiction.",</text:p>
      <text:p text:style-name="P1"/>
      <text:p text:style-name="P1">"raw_response":"In his 1993 essay for the *Review of Contemporary Fiction*, David Foster Wallace discussed Thomas Pynchon as one of the key figures in postmodern literature. Wallace praised Pynchon's work for its complexity, depth, and innovative approach to narrative and structure. He admired Pynchon for his ability to blend high culture with pop culture, as well as his exploration of themes like paranoia, technology, and the interconnectedness of systems. Wallace considered Pynchon to be a profound influence on contemporary writers and celebrated his ability to engage readers with challenging yet rewarding literary experience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9T04:39:28.822093500</meta:creation-date>
    <dc:date>2025-12-19T04:56:46.821559200</dc:date>
    <meta:editing-duration>PT6M37S</meta:editing-duration>
    <meta:editing-cycles>1</meta:editing-cycles>
    <meta:document-statistic meta:table-count="0" meta:image-count="0" meta:object-count="0" meta:page-count="1" meta:paragraph-count="3" meta:word-count="212" meta:character-count="1480" meta:non-whitespace-character-count="1270"/>
    <meta:generator>LibreOffice/25.8.3.2$Windows_X86_64 LibreOffice_project/8ca8d55c161d602844f5428fa4b58097424e324e</meta:generator>
  </office:meta>
</office:document-meta>
</file>